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p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apEntry.DefaultMap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Entry.DefaultMapEntry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apEntry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Map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apEntry.set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pEntry.DefaultMapEntry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